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 style:writing-mode="lr-tb"/>
      <style:text-properties fo:font-weight="bold" officeooo:paragraph-rsid="000f0e93" style:font-weight-asian="bold" style:font-weight-complex="bold"/>
    </style:style>
    <style:style style:name="P2" style:family="paragraph" style:parent-style-name="Text_20_body">
      <style:paragraph-properties fo:margin-left="0cm" fo:margin-right="0cm" fo:text-indent="0cm" style:auto-text-indent="false" style:writing-mode="lr-tb"/>
      <style:text-properties fo:font-weight="bold" style:font-weight-asian="bold" style:font-weight-complex="bold"/>
    </style:style>
    <style:style style:name="P3" style:family="paragraph" style:parent-style-name="Text_20_body">
      <style:paragraph-properties fo:margin-left="0cm" fo:margin-right="0cm" fo:text-indent="0cm" style:auto-text-indent="false" style:writing-mode="lr-tb"/>
    </style:style>
    <style:style style:name="P4" style:family="paragraph" style:parent-style-name="Text_20_body">
      <style:paragraph-properties fo:margin-left="0cm" fo:margin-right="0cm" fo:text-indent="0cm" style:auto-text-indent="false" style:writing-mode="lr-tb"/>
      <style:text-properties officeooo:rsid="000f0e93" officeooo:paragraph-rsid="000f0e93"/>
    </style:style>
    <style:style style:name="P5" style:family="paragraph" style:parent-style-name="Text_20_body">
      <style:paragraph-properties fo:margin-left="0cm" fo:margin-right="0cm" fo:text-indent="0cm" style:auto-text-indent="false" style:writing-mode="lr-tb"/>
      <style:text-properties officeooo:rsid="000f0e93" officeooo:paragraph-rsid="00100a4e"/>
    </style:style>
    <style:style style:name="P6" style:family="paragraph" style:parent-style-name="Text_20_body">
      <style:paragraph-properties fo:margin-left="0cm" fo:margin-right="0cm" fo:text-indent="0cm" style:auto-text-indent="false" style:writing-mode="lr-tb"/>
      <style:text-properties officeooo:rsid="00109287" officeooo:paragraph-rsid="00109287"/>
    </style:style>
    <style:style style:name="P7" style:family="paragraph" style:parent-style-name="Text_20_body">
      <style:paragraph-properties fo:margin-left="0cm" fo:margin-right="0cm" fo:text-indent="0cm" style:auto-text-indent="false" style:writing-mode="lr-tb"/>
      <style:text-properties officeooo:rsid="0011040d" officeooo:paragraph-rsid="0011040d"/>
    </style:style>
    <style:style style:name="P8" style:family="paragraph" style:parent-style-name="Text_20_body">
      <style:paragraph-properties fo:margin-left="0cm" fo:margin-right="0cm" fo:text-indent="0cm" style:auto-text-indent="false" style:writing-mode="lr-tb"/>
    </style:style>
    <style:style style:name="P9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156c93"/>
    </style:style>
    <style:style style:name="P10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166504"/>
    </style:style>
    <style:style style:name="P11" style:family="paragraph" style:parent-style-name="Text_20_body">
      <style:paragraph-properties fo:margin-left="0cm" fo:margin-right="0cm" fo:text-indent="0cm" style:auto-text-indent="false" style:writing-mode="lr-tb"/>
      <style:text-properties officeooo:rsid="00171845" officeooo:paragraph-rsid="00171845"/>
    </style:style>
    <style:style style:name="P12" style:family="paragraph" style:parent-style-name="Text_20_body">
      <style:paragraph-properties fo:margin-left="0cm" fo:margin-right="0cm" fo:text-indent="0cm" style:auto-text-indent="false" style:writing-mode="lr-tb"/>
      <style:text-properties fo:font-weight="bold" officeooo:paragraph-rsid="000f0e93" style:font-weight-asian="bold" style:font-weight-complex="bold"/>
    </style:style>
    <style:style style:name="P13" style:family="paragraph" style:parent-style-name="Text_20_body">
      <style:paragraph-properties fo:margin-left="0cm" fo:margin-right="0cm" fo:text-indent="0cm" style:auto-text-indent="false" style:writing-mode="lr-tb"/>
      <style:text-properties fo:font-weight="normal" officeooo:rsid="00191476" officeooo:paragraph-rsid="0019147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0a4e"/>
    </style:style>
    <style:style style:name="T3" style:family="text">
      <style:text-properties officeooo:rsid="001260b4"/>
    </style:style>
    <style:style style:name="T4" style:family="text">
      <style:text-properties officeooo:rsid="00156c93"/>
    </style:style>
    <style:style style:name="T5" style:family="text">
      <style:text-properties officeooo:rsid="001665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parar e identificar los componentes de una interfaz, de dos portales web oficiales, temática libre y valorar usabilidad, visibilidad, navegación, contenidos, etc. Hacer una valoración sobre el mapa de contenidos que ofrece, lugar, diseño, visibilidad, etc.<text:line-break/>Decir por qué os gusta más una que otra basándonos en lo visto en el tema.<text:line-break/>¿Qué mejorarías en la web elegida?</text:p>
      <text:p text:style-name="P2">Una vez elegida una web, visionarla en el móvil.  ¿Es igual de accesible, usable,... que la versión de escritorio? Razona tu respuesta</text:p>
      <text:p text:style-name="P4">Los portales a comparar son: </text:p>
      <text:p text:style-name="P4">https://abacrestaurant.com/es/</text:p>
      <text:p text:style-name="P4">https://www.arzak.es/</text:p>
      <text:p text:style-name="P4"/>
      <text:p text:style-name="P3"><text:span text:style-name="T1">Diseño general</text:span>: </text:p>
      <text:p text:style-name="P4">El encabezado de abac <text:span text:style-name="T2">tiene el menu hamburguesa oculto y sin texto en los iconos que aparecen</text:span>, mientras que el de arzak es <text:span text:style-name="T2">muy poco visible con el video, y obliga a pasar con el raton por encima para ver si es una opción elegible o no</text:span></text:p>
      <text:p text:style-name="P4">El menú de navegación de abac es <text:span text:style-name="T2">claro, se ve bien, con opciones atrayentes</text:span>, mientras que el de arzak <text:span text:style-name="T2">carece de menu oculto y las opciones son pocas y me obligan a pulsar atrás, para volver al inicio.</text:span></text:p>
      <text:p text:style-name="P5">El <text:span text:style-name="T2">contenido principal</text:span> de abac <text:span text:style-name="T2">es un video que da sensación de tranquilidad</text:span>, mientras que el de arzak es <text:span text:style-name="T2">otro video, pero muestra unas letras y el video es tan rápido y cambiante que duele a la vista.</text:span></text:p>
      <text:p text:style-name="P5">El <text:span text:style-name="T2">pie de pagina</text:span> de abac es <text:span text:style-name="T2">el menu de navegacion tambien y un detalle que muestra a los asociados de forma clara y concisa</text:span>, mientras que el de arzak <text:span text:style-name="T2">son imagenes super grandes y practicamente sin detalle alguno.</text:span></text:p>
      <text:p text:style-name="P3"><text:span text:style-name="T1">Usabilidad</text:span>: </text:p>
      <text:p text:style-name="P6">En el caso del abac, tiene facilidad para moverse en la web y navegar tranquilamente, con acceso rápido y claro, mientras que el arzak es una yimkana el encontrar tanto las opciones como navegar adelante y atrás entre opciones.</text:p>
      <text:p text:style-name="P3"/>
      <text:p text:style-name="P3"><text:span text:style-name="T1">Diseño visual</text:span>: </text:p>
      <text:p text:style-name="P7">El estilo visual del abac es claro, remarcando cada pagina y las opciones, mostrando colores oscuros para resaltar las partes mas importantes, la tipografia sin demasiadas florituras ayuda a hacerlo mas legible, <text:span text:style-name="T3">las imagenes son de alta resolucion y no molestan a la vista, los iconos claros aunque no tienen una leyenda que explique algunos de ellos, mientras que el arzak es un cambio de claro a oscuro rapido por el video que es lo primero que te encuentras, los colores no son demasiado constraste entre letras y fondo, la tipografia es clara aunque demasiado pequeña, con imagenes grandes, pero que me sobran para el concepto, y los iconos y el resto no son demasiado llamativos.</text:span></text:p>
      <text:p text:style-name="P3"/>
      <text:p text:style-name="P3"><text:soft-page-break/><text:span text:style-name="T1">Responsividad</text:span>: </text:p>
      <text:p text:style-name="P9"><text:span text:style-name="T4">El arzak, pierde el video principal, porque no se adapta a las otras resoluciones, mientras que el abac si es responsivo.</text:span></text:p>
      <text:p text:style-name="P3"/>
      <text:p text:style-name="P3"><text:span text:style-name="T1">Velocidad de carga</text:span>: </text:p>
      <text:p text:style-name="P9"><text:span text:style-name="T4">Ambos sitios tardan en cargar, por el tamaño del video que tiene de fondo que tiene mucha resolución.</text:span></text:p>
      <text:p text:style-name="P9"/>
      <text:p text:style-name="P3"><text:span text:style-name="T1">Contenido</text:span>: </text:p>
      <text:p text:style-name="P9"><text:span text:style-name="T4">Su función es la de atraer a personas para que reserven una mesa para degustar su comida, y aunque no dan mucho detalle del menu, si que dan un gran paso a que son restaurantes de alto precio, con tonos oscuros, que dan detalle del precio.</text:span></text:p>
      <text:p text:style-name="P3"/>
      <text:p text:style-name="P3"><text:span text:style-name="T1">Interactividad</text:span>: </text:p>
      <text:p text:style-name="P9"><text:span text:style-name="T4">Pr</text:span><text:span text:style-name="T5">á</text:span><text:span text:style-name="T4">cticamente la forma de interactuar es pulsar botones que te llevan a otra parte de la web y el formulario de reserva, poco mas.</text:span></text:p>
      <text:p text:style-name="P3"/>
      <text:p text:style-name="P3"><text:span text:style-name="T1">Adaptación a la marca</text:span>: </text:p>
      <text:p text:style-name="P10"><text:span text:style-name="T5">Se adaptan perfectamente a su marca que defienden, en ambos casos, uno mas tradicional mostrando incluso en el video de fondo (arzak) mientras de forma mas simulada, se hace en el abac.</text:span></text:p>
      <text:p text:style-name="P3"/>
      <text:p text:style-name="P3"><text:span text:style-name="T1">Accesibilidad</text:span>: </text:p>
      <text:p text:style-name="P11">El arzak es complicado para quien no tiene discapacidad (me costó ver el menu principal), y aunque el abac parece mas claro, la diferencia de tamaño en la fuente, por ejemplo.</text:p>
      <text:p text:style-name="P3"/>
      <text:p text:style-name="P1">¿Qué mejorarías en la web elegida?</text:p>
      <text:p text:style-name="P1"/>
      <text:p text:style-name="P12"/>
      <text:p text:style-name="P13">Elijo la web de abac, por que me parece mas ordenada, aunque la mejoraria sobretodo en el tema de la accesibilidad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1T18:15:29.395000000</meta:creation-date>
    <dc:date>2023-09-26T17:57:15.612000000</dc:date>
    <meta:editing-duration>PT1H24M41S</meta:editing-duration>
    <meta:editing-cycles>11</meta:editing-cycles>
    <meta:generator>LibreOffice/7.6.0.3$Windows_X86_64 LibreOffice_project/69edd8b8ebc41d00b4de3915dc82f8f0fc3b6265</meta:generator>
    <meta:document-statistic meta:table-count="0" meta:image-count="0" meta:object-count="0" meta:page-count="2" meta:paragraph-count="28" meta:word-count="619" meta:character-count="3583" meta:non-whitespace-character-count="2981"/>
  </office:meta>
</office:document-meta>
</file>